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9db" officeooo:paragraph-rsid="0007a9d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za, Radomir &amp; Vella, Christina. <text:span text:style-name="T1">The Hitler Kiss: A Memoir of Czech Resistance. </text:span><text:span text:style-name="T2">Baton Rouge, LA: Louisiana State University Press, 2002.</text:span></text:p>
      <text:p text:style-name="P1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42:48.103671107</meta:creation-date>
    <dc:date>2017-10-17T22:57:39.668034361</dc:date>
    <meta:editing-duration>P0D</meta:editing-duration>
    <meta:editing-cycles>1</meta:editing-cycles>
    <meta:document-statistic meta:table-count="0" meta:image-count="0" meta:object-count="0" meta:page-count="1" meta:paragraph-count="1" meta:word-count="21" meta:character-count="137" meta:non-whitespace-character-count="117"/>
    <meta:generator>LibreOffice/4.2.8.2$Linux_X86_64 LibreOffice_project/420m0$Build-2</meta:generator>
  </office:meta>
</office:document-meta>
</file>